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F00000361CAE6CF2CE5AF3562.png" manifest:media-type="image/png"/>
  <manifest:file-entry manifest:full-path="Pictures/100002010000032F00000025E5288F52D5FDADF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HeaderTable1" style:family="table">
      <style:table-properties style:width="7.25in" table:align="margins"/>
    </style:style>
    <style:style style:name="HeaderTable1.A" style:family="table-column">
      <style:table-column-properties style:column-width="1.8125in" style:rel-column-width="16383*"/>
    </style:style>
    <style:style style:name="Header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Header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Header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Header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entsTable1" style:family="table">
      <style:table-properties style:width="2.3764in" style:rel-width="100%" table:align="left" fo:background-color="transparent">
        <style:background-image/>
      </style:table-properties>
    </style:style>
    <style:style style:name="ContentsTable1.A" style:family="table-column">
      <style:table-column-properties style:column-width="2.3764in" style:rel-column-width="3422*"/>
    </style:style>
    <style:style style:name="ContentsTable1.1" style:family="table-row">
      <style:table-row-properties fo:background-color="transparent">
        <style:background-image/>
      </style:table-row-properties>
    </style:style>
    <style:style style:name="ContentsTable1.A1" style:family="table-cell">
      <style:table-cell-properties fo:background-color="transparent" fo:padding="0in" fo:border="none" style:writing-mode="page">
        <style:background-image xlink:href="Pictures/100002010000032F00000025E5288F52D5FDADF9.png" xlink:type="simple" xlink:actuate="onLoad" style:repeat="stretch"/>
      </style:table-cell-properties>
    </style:style>
    <style:style style:name="ContentsTable1.2" style:family="table-row">
      <style:table-row-properties style:min-row-height="0.2007in" fo:background-color="transparent">
        <style:background-image/>
      </style:table-row-properties>
    </style:style>
    <style:style style:name="ContentsTable1.A2" style:family="table-cell">
      <style:table-cell-properties fo:background-color="transparent" fo:padding="0in" fo:border="none" style:writing-mode="page">
        <style:background-image xlink:href="Pictures/100002010000032F00000361CAE6CF2CE5AF3562.png" xlink:type="simple" xlink:actuate="onLoad" style:repeat="stretch"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503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a8c8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Sect1" style:family="section">
      <style:section-properties text:dont-balance-text-columns="false" style:editable="false">
        <style:columns fo:column-count="3" fo:column-gap="0.0598in">
          <style:column style:rel-width="3465*" fo:start-indent="0in" fo:end-indent="0.0299in"/>
          <style:column style:rel-width="3508*" fo:start-indent="0.0299in" fo:end-indent="0.0299in"/>
          <style:column style:rel-width="3467*" fo:start-indent="0.0299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HeaderTable1" table:style-name="HeaderTable1">
        <table:table-column table:style-name="HeaderTable1.A" table:number-columns-repeated="4"/>
        <table:table-row>
          <table:table-cell table:style-name="HeaderTable1.A1" office:value-type="string">
            <text:p text:style-name="P2"/>
          </table:table-cell>
          <table:table-cell table:style-name="HeaderTable1.A1" office:value-type="string">
            <text:p text:style-name="P2"/>
          </table:table-cell>
          <table:table-cell table:style-name="HeaderTable1.A1" office:value-type="string">
            <text:p text:style-name="P2"/>
          </table:table-cell>
          <table:table-cell table:style-name="HeaderTable1.D1" office:value-type="string">
            <text:p text:style-name="P2"/>
          </table:table-cell>
        </table:table-row>
        <table:table-row>
          <table:table-cell table:style-name="HeaderTable1.A2" office:value-type="string">
            <text:p text:style-name="P2"/>
          </table:table-cell>
          <table:table-cell table:style-name="HeaderTable1.A2" office:value-type="string">
            <text:p text:style-name="P2"/>
          </table:table-cell>
          <table:table-cell table:style-name="HeaderTable1.A2" office:value-type="string">
            <text:p text:style-name="P2"/>
          </table:table-cell>
          <table:table-cell table:style-name="HeaderTable1.D2" office:value-type="string">
            <text:p text:style-name="P2"/>
          </table:table-cell>
        </table:table-row>
      </table:table>
      <text:section text:style-name="Sect1" text:name="Section1">
        <text:p text:style-name="Standard"/>
        <table:table table:name="ContentsTable1" table:style-name="ContentsTable1">
          <table:table-column table:style-name="ContentsTable1.A"/>
          <table:table-row table:style-name="ContentsTable1.1">
            <table:table-cell table:style-name="ContentsTable1.A1" office:value-type="string">
              <text:p text:style-name="P6"/>
            </table:table-cell>
          </table:table-row>
          <table:table-row table:style-name="ContentsTable1.2">
            <table:table-cell table:style-name="ContentsTable1.A2" office:value-type="string"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</table:table-cell>
          </table:table-row>
          <table:table-row table:style-name="ContentsTable1.1">
            <table:table-cell table:style-name="ContentsTable1.A1" office:value-type="string">
              <text:p text:style-name="P6"/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p text:style-name="P1"/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7:22:24.281000000</meta:creation-date>
    <dc:date>2019-11-04T08:55:05.113800869</dc:date>
    <meta:editing-duration>PT28M3S</meta:editing-duration>
    <meta:editing-cycles>6</meta:editing-cycles>
    <meta:generator>LibreOffice/6.2.8.2$Linux_X86_64 LibreOffice_project/20$Build-2</meta:generator>
    <meta:document-statistic meta:table-count="2" meta:image-count="0" meta:object-count="0" meta:page-count="3" meta:paragraph-count="0" meta:word-count="0" meta:character-count="0" meta:non-whitespace-character-count="0"/>
  </office:meta>
</office:document-meta>
</file>